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Bean.getGm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Bean.setGmtModified( Date gm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Bean.setTime1( Date tim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Bean.getGmt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Bean.getTim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_for_wuye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meBean.setGmtCreate( Date gmt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Bean.setTime2( Date tim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Bean.getTim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